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13.6209in"/>
    </style:style>
    <style:style style:name="co5" style:family="table-column">
      <style:table-column-properties fo:break-before="auto" style:column-width="3.3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d59"/>
    </style:style>
    <style:style style:name="ce2" style:family="table-cell" style:parent-style-name="Default">
      <style:table-cell-properties fo:background-color="#01fd55"/>
    </style:style>
  </office:automatic-styles>
  <office:body>
    <office:spreadsheet>
      <table:calculation-settings table:automatic-find-labels="false" table:use-regular-expressions="false" table:use-wildcards="true"/>
      <table:table table:name="late_com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ies</text:p>
          </table:table-cell>
          <table:table-cell table:number-columns-repeated="1637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4967710" calcext:value-type="float">
            <text:p>24967710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adsquare data alliance &gt; de &gt; covid-19 audiences (corona pandemic) &gt; covid-19 habitation &amp;amp; household &gt; parents with kindergarden kids at hom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102574" calcext:value-type="float">
            <text:p>15102574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interests &gt; interested in kids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54300" calcext:value-type="float">
            <text:p>11154300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interests &gt; interested in kids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154842" calcext:value-type="float">
            <text:p>1115484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couples with kids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53254" calcext:value-type="float">
            <text:p>11153254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couples with kids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157485" calcext:value-type="float">
            <text:p>1115748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couples, no kids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153799" calcext:value-type="float">
            <text:p>11153799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couples, no kids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154630" calcext:value-type="float">
            <text:p>11154630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families with teen-age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52966" calcext:value-type="float">
            <text:p>11152966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families with young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154921" calcext:value-type="float">
            <text:p>11154921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older couples with no kids living at home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153602" calcext:value-type="float">
            <text:p>1115360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singles &amp; young couples w/o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55008" calcext:value-type="float">
            <text:p>1115500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singles with kids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156318" calcext:value-type="float">
            <text:p>1115631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singles with kids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155090" calcext:value-type="float">
            <text:p>11155090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singles, no kids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53688" calcext:value-type="float">
            <text:p>1115368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life phases &gt; singles, no kids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13352" calcext:value-type="float">
            <text:p>801335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power reach &gt; life phases &gt; older couples &amp; seniors &gt; older couples with no kids living at home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12503" calcext:value-type="float">
            <text:p>8012503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power reach &gt; life phases &gt; singles &amp; young couples w/o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12525" calcext:value-type="float">
            <text:p>801252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super target &gt; family &amp; parenting &gt; kids toy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12547" calcext:value-type="float">
            <text:p>801254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denmark &gt; super target &gt; shopping &gt; kids toy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53798" calcext:value-type="float">
            <text:p>1115379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germany &gt; life phases &gt; families with teen-age kids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154821" calcext:value-type="float">
            <text:p>11154821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germany &gt; life phases &gt; families with toddlers or young kids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156453" calcext:value-type="float">
            <text:p>11156453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germany &gt; life phases &gt; older couples with no kids living at home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56757" calcext:value-type="float">
            <text:p>1115675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branded data &gt; nordic data resources &gt; germany &gt; life phases &gt; singles &amp; young couples w/o kids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39011" calcext:value-type="float">
            <text:p>2639011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xperian fr - mosaic - parisian elites - promising white collar and first kid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77205" calcext:value-type="float">
            <text:p>357720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e experian - mosaic - type - h27 kids and careers in suburbia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675923" calcext:value-type="float">
            <text:p>15675923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3 life phases - couples with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675928" calcext:value-type="float">
            <text:p>1567592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3 life phases - couples, no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676022" calcext:value-type="float">
            <text:p>1567602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3 life phases - singles with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676021" calcext:value-type="float">
            <text:p>15676021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3 life phases - singles with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676025" calcext:value-type="float">
            <text:p>1567602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3 life phases - singles, no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731811" calcext:value-type="float">
            <text:p>15731811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8 interests - interested in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731807" calcext:value-type="float">
            <text:p>1573180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dk ndr - 08 interests - interested in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1019215" calcext:value-type="float">
            <text:p>2101921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fi ndr - 21 kantar mind - kantar mind purchase intent - kantar high spenders - kids clothing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1779759" calcext:value-type="float">
            <text:p>21779759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miq - de experian - mosaic - type - h27 kids and careers in suburbia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576545" calcext:value-type="float">
            <text:p>1757654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eyeota - se ndr - 18 kantar media tgi se - orvesto purchase intent - high spender - kids clothes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5641133" calcext:value-type="float">
            <text:p>25641133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4642866" calcext:value-type="float">
            <text:p>24642866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5453934" calcext:value-type="float">
            <text:p>25453934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5642122" calcext:value-type="float">
            <text:p>2564212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5641134" calcext:value-type="float">
            <text:p>25641134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4642867" calcext:value-type="float">
            <text:p>2464286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5453935" calcext:value-type="float">
            <text:p>2545393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5642123" calcext:value-type="float">
            <text:p>25642123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5641135" calcext:value-type="float">
            <text:p>2564113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4642868" calcext:value-type="float">
            <text:p>2464286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5453936" calcext:value-type="float">
            <text:p>25453936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5642124" calcext:value-type="float">
            <text:p>25642124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none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641137" calcext:value-type="float">
            <text:p>2564113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4642869" calcext:value-type="float">
            <text:p>24642869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5453937" calcext:value-type="float">
            <text:p>2545393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5642125" calcext:value-type="float">
            <text:p>2564212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5641138" calcext:value-type="float">
            <text:p>2564113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4642870" calcext:value-type="float">
            <text:p>24642870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5453938" calcext:value-type="float">
            <text:p>2545393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5642126" calcext:value-type="float">
            <text:p>25642126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5641139" calcext:value-type="float">
            <text:p>25641139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4642871" calcext:value-type="float">
            <text:p>24642871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5453940" calcext:value-type="float">
            <text:p>25453940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5642127" calcext:value-type="float">
            <text:p>2564212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gh-nl_gps_xandr_gh_specific_household-kids-one-or-more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724105" calcext:value-type="float">
            <text:p>1372410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nordic data resources &gt; fi &gt; b house-owner families &gt; b07 terraced house, kids &amp; rock 'n' roll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724218" calcext:value-type="float">
            <text:p>1372421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nordic data resources &gt; se &gt; a affluent pioneers &gt; a04 careers and kids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575537" calcext:value-type="float">
            <text:p>857553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oracle country-specific audiences &gt; france (fr) &gt; hobbies and interests (affinity) &gt; parenting and family &gt; parenting kid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575584" calcext:value-type="float">
            <text:p>8575584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oracle country-specific audiences &gt; germany (de) &gt; hobbies and interests (affinity) &gt; parenting and family &gt; parenting kid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75657" calcext:value-type="float">
            <text:p>857565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oracle country-specific audiences &gt; italy (it) &gt; hobbies and interests (affinity) &gt; parenting and family &gt; parenting kid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75757" calcext:value-type="float">
            <text:p>8575757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oracle country-specific audiences &gt; spain (es) &gt; hobbies and interests (affinity) &gt; parenting and family &gt; parenting kid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24765598" calcext:value-type="float">
            <text:p>24765598</text:p>
          </table:table-cell>
          <table:table-cell table:style-name="ce1" office:value-type="string" calcext:value-type="string">
            <text:p><text:s/>kid\'?s? </text:p>
          </table:table-cell>
          <table:table-cell table:style-name="ce1" office:value-type="string" calcext:value-type="string">
            <text:p>peer39: custom category&gt;brand safety france - kids_finance_addiction_jobs</text:p>
          </table:table-cell>
          <table:table-cell table:style-name="ce1" office:value-type="string" calcext:value-type="string">
            <text:p>['france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24765606" calcext:value-type="float">
            <text:p>24765606</text:p>
          </table:table-cell>
          <table:table-cell table:style-name="ce1" office:value-type="string" calcext:value-type="string">
            <text:p><text:s/>kid\'?s? </text:p>
          </table:table-cell>
          <table:table-cell table:style-name="ce1" office:value-type="string" calcext:value-type="string">
            <text:p>peer39: custom category&gt;brand safety italy - kids_finance_addiction_jobs</text:p>
          </table:table-cell>
          <table:table-cell table:style-name="ce1" office:value-type="string" calcext:value-type="string">
            <text:p>['italy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24765632" calcext:value-type="float">
            <text:p>24765632</text:p>
          </table:table-cell>
          <table:table-cell table:style-name="ce1" office:value-type="string" calcext:value-type="string">
            <text:p><text:s/>kid\'?s? </text:p>
          </table:table-cell>
          <table:table-cell table:style-name="ce1" office:value-type="string" calcext:value-type="string">
            <text:p>peer39: custom category&gt;brand safety spain - kids_finance_addiction_jobs</text:p>
          </table:table-cell>
          <table:table-cell table:style-name="ce1" office:value-type="string" calcext:value-type="string">
            <text:p>['spain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16674054" calcext:value-type="float">
            <text:p>16674054</text:p>
          </table:table-cell>
          <table:table-cell table:style-name="ce1" office:value-type="string" calcext:value-type="string">
            <text:p><text:s/>kid\'?s? </text:p>
          </table:table-cell>
          <table:table-cell table:style-name="ce1" office:value-type="string" calcext:value-type="string">
            <text:p>peer39: custom category&gt;miq digital_safe from kids portuguese kws</text:p>
          </table:table-cell>
          <table:table-cell table:style-name="ce1" office:value-type="string" calcext:value-type="string">
            <text:p>['portugal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6674049" calcext:value-type="float">
            <text:p>16674049</text:p>
          </table:table-cell>
          <table:table-cell table:style-name="ce1" office:value-type="string" calcext:value-type="string">
            <text:p><text:s/>kid\'?s? </text:p>
          </table:table-cell>
          <table:table-cell table:style-name="ce1" office:value-type="string" calcext:value-type="string">
            <text:p>peer39: custom category&gt;miq digital_safe from kids_german kws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66798" calcext:value-type="float">
            <text:p>216679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semasio - de - demographic - size of household - with kid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66799" calcext:value-type="float">
            <text:p>2166799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semasio - de - demographic - size of household - without kid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393312" calcext:value-type="float">
            <text:p>1239331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zeotap &gt; italy &gt; interest &gt; mums with pre-school kid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4291675" calcext:value-type="float">
            <text:p>2429167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zeotap &gt; spain &gt; interest &gt; family &amp; parenting &gt; kids apps 2-6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4855838" calcext:value-type="float">
            <text:p>24855838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zeotap &gt; spain &gt; interest &gt; family &amp; parenting &gt; kids apps 2-6 (2)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1742122" calcext:value-type="float">
            <text:p>21742122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zeotap &gt; spain &gt; interest &gt; family &amp; parenting &gt; kids apps 4-12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4291679" calcext:value-type="float">
            <text:p>24291679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zeotap &gt; spain &gt; interest &gt; family &amp; parenting &gt; kids apps 8-10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838415" calcext:value-type="float">
            <text:p>19838415</text:p>
          </table:table-cell>
          <table:table-cell office:value-type="string" calcext:value-type="string">
            <text:p><text:s/>kid\'?s? </text:p>
          </table:table-cell>
          <table:table-cell office:value-type="string" calcext:value-type="string">
            <text:p>zeotap &gt; spain &gt; interest &gt; family &amp; parenting &gt; kids apps 8-14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4738177" calcext:value-type="float">
            <text:p>24738177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de_specific_health_family_covid_smoking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4738230" calcext:value-type="float">
            <text:p>2473823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de_sustainability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4738265" calcext:value-type="float">
            <text:p>2473826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de_sustainability2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4738264" calcext:value-type="float">
            <text:p>2473826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de_sustainability3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4738282" calcext:value-type="float">
            <text:p>24738282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de_sustainability4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4737938" calcext:value-type="float">
            <text:p>24737938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it_specific_health_family_covid_smoking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4737937" calcext:value-type="float">
            <text:p>24737937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it_sustainability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4737905" calcext:value-type="float">
            <text:p>2473790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it_sustainability1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737944" calcext:value-type="float">
            <text:p>2473794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it_sustainability2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4738036" calcext:value-type="float">
            <text:p>24738036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adyoulikesa_neg_pmi_it_sustainability4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21088871" calcext:value-type="float">
            <text:p>21088871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lightreactde_blackrock_neg_keywords_2020_french </text:p>
          </table:table-cell>
          <table:table-cell table:style-name="ce1" office:value-type="string" calcext:value-type="string">
            <text:p>['france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21088853" calcext:value-type="float">
            <text:p>21088853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lightreactde_blackrock_neg_keywords_2020_german 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637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1330847" calcext:value-type="float">
            <text:p>21330847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mediaiq_neg_tomboladenmarkbrandsafety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1328623" calcext:value-type="float">
            <text:p>2132862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mediaiq_neg_tomboladenmarkgamblingaddictio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331087" calcext:value-type="float">
            <text:p>21331087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mediaiq_neg_tombolaswedenbrandsafety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328974" calcext:value-type="float">
            <text:p>2132897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mediaiq_neg_tombolaswedengamblingaddictio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1148793" calcext:value-type="float">
            <text:p>2114879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meliahotels_neg_coronavirus_blacklist_pt </text:p>
          </table:table-cell>
          <table:table-cell office:value-type="string" calcext:value-type="string">
            <text:p>['portugal']</text:p>
          </table:table-cell>
          <table:table-cell table:number-columns-repeated="1637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1337403" calcext:value-type="float">
            <text:p>2133740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plistade_neg_blackrock_climatchange_d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1337445" calcext:value-type="float">
            <text:p>2133744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plistade_neg_blackrock_climatchange_fr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1337469" calcext:value-type="float">
            <text:p>21337469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plistade_neg_blackrock_climatchange_it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21653163" calcext:value-type="float">
            <text:p>21653163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corona_neg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25531065" calcext:value-type="float">
            <text:p>25531065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auto_general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25531068" calcext:value-type="float">
            <text:p>25531068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citreon_rueckrufe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25531071" calcext:value-type="float">
            <text:p>25531071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citroen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1653197" calcext:value-type="float">
            <text:p>21653197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covid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25531073" calcext:value-type="float">
            <text:p>25531073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diesel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25531076" calcext:value-type="float">
            <text:p>25531076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elektroauto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25531079" calcext:value-type="float">
            <text:p>25531079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ford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25531082" calcext:value-type="float">
            <text:p>25531082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ford_rueckrufe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21303796" calcext:value-type="float">
            <text:p>21303796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gv_death_injury_misc-german-nongeneric </text:p>
          </table:table-cell>
          <table:table-cell table:style-name="ce1" office:value-type="string" calcext:value-type="string">
            <text:p>['germany', 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21303717" calcext:value-type="float">
            <text:p>21303717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gv_death_injury_misc_light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table:style-name="ce1" office:value-type="float" office:value="26287897" calcext:value-type="float">
            <text:p>26287897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omv_at_2021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25531084" calcext:value-type="float">
            <text:p>25531084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opel_autorecalls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25531087" calcext:value-type="float">
            <text:p>25531087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opel_diesel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25531090" calcext:value-type="float">
            <text:p>25531090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peugeot_rueckrufe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22415367" calcext:value-type="float">
            <text:p>22415367</text:p>
          </table:table-cell>
          <table:table-cell table:style-name="ce1" office:value-type="string" calcext:value-type="string">
            <text:p><text:s/>neg </text:p>
          </table:table-cell>
          <table:table-cell table:style-name="ce1" office:value-type="string" calcext:value-type="string">
            <text:p>xaxaustria_neg_siemens_corp </text:p>
          </table:table-cell>
          <table:table-cell table:style-name="ce1" office:value-type="string" calcext:value-type="string">
            <text:p>['austria']</text:p>
          </table:table-cell>
          <table:table-cell table:style-name="ce1" table:number-columns-repeated="1637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4282023" calcext:value-type="float">
            <text:p>2428202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auto_genera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1764120" calcext:value-type="float">
            <text:p>2176412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citro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7585296" calcext:value-type="float">
            <text:p>17585296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diese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1764050" calcext:value-type="float">
            <text:p>2176405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dieselaffaer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4282022" calcext:value-type="float">
            <text:p>24282022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elektroauto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7996430" calcext:value-type="float">
            <text:p>1799643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for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5604133" calcext:value-type="float">
            <text:p>2560413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ford_dieselskanda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5604134" calcext:value-type="float">
            <text:p>2560413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ford_elektro_hybri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4330539" calcext:value-type="float">
            <text:p>24330539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ford_kuga_fir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4282051" calcext:value-type="float">
            <text:p>24282051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ford_rueckruf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5767147" calcext:value-type="float">
            <text:p>25767147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opel_autorecall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5767148" calcext:value-type="float">
            <text:p>25767148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2_neg_opel_diese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209660" calcext:value-type="float">
            <text:p>2520966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arbeitsunfal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4250115" calcext:value-type="float">
            <text:p>2425011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auto_genera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404066" calcext:value-type="float">
            <text:p>19404066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blacklist_peta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4290463" calcext:value-type="float">
            <text:p>2429046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carrera_gefah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290420" calcext:value-type="float">
            <text:p>2429042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carrera_genera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160944" calcext:value-type="float">
            <text:p>2516094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citreon_rueckruf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5160945" calcext:value-type="float">
            <text:p>2516094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citro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5244753" calcext:value-type="float">
            <text:p>2524475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crance_accident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353855" calcext:value-type="float">
            <text:p>1735385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diese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4250125" calcext:value-type="float">
            <text:p>2425012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elektroauto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5396739" calcext:value-type="float">
            <text:p>25396739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for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5396754" calcext:value-type="float">
            <text:p>2539675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ford_rueckruf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272500" calcext:value-type="float">
            <text:p>1727250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schwangerschaft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272494" calcext:value-type="float">
            <text:p>17272494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tabak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473468" calcext:value-type="float">
            <text:p>20473468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volvo_dieselskanda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5553066" calcext:value-type="float">
            <text:p>25553066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neg_volvo_elektro_hybri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3471421" calcext:value-type="float">
            <text:p>23471421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e_pr_rwe_neg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1160113" calcext:value-type="float">
            <text:p>21160113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k_neg_corona_dk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160150" calcext:value-type="float">
            <text:p>2116015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k_neg_corona_fi </text:p>
          </table:table-cell>
          <table:table-cell office:value-type="string" calcext:value-type="string">
            <text:p>['denmark', 'finland']</text:p>
          </table:table-cell>
          <table:table-cell table:number-columns-repeated="1637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1160115" calcext:value-type="float">
            <text:p>2116011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k_neg_corona_no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1160132" calcext:value-type="float">
            <text:p>21160132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dk_neg_corona_se </text:p>
          </table:table-cell>
          <table:table-cell office:value-type="string" calcext:value-type="string">
            <text:p>['denmark', 'sweden']</text:p>
          </table:table-cell>
          <table:table-cell table:number-columns-repeated="1637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547176" calcext:value-type="float">
            <text:p>16547176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es_neg_espionaje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1220995" calcext:value-type="float">
            <text:p>21220995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fi_neg_covid19death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1220997" calcext:value-type="float">
            <text:p>21220997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fi_neg_covid19death_en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1221012" calcext:value-type="float">
            <text:p>21221012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fi_neg_covid19death_fi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7955060" calcext:value-type="float">
            <text:p>17955060</text:p>
          </table:table-cell>
          <table:table-cell office:value-type="string" calcext:value-type="string">
            <text:p><text:s/>neg </text:p>
          </table:table-cell>
          <table:table-cell office:value-type="string" calcext:value-type="string">
            <text:p>xaxisfi_neg_roundup_14_5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054085" calcext:value-type="float">
            <text:p>11054085</text:p>
          </table:table-cell>
          <table:table-cell office:value-type="string" calcext:value-type="string">
            <text:p><text:s/>weak(ness| )</text:p>
          </table:table-cell>
          <table:table-cell office:value-type="string" calcext:value-type="string">
            <text:p>kbm group - germany - microm data | microm typology <text:s/>- neighbourhood types | group h: workers in small towns | socially weak small-towne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658679" calcext:value-type="float">
            <text:p>14658679</text:p>
          </table:table-cell>
          <table:table-cell office:value-type="string" calcext:value-type="string">
            <text:p>(positive|negative)</text:p>
          </table:table-cell>
          <table:table-cell office:value-type="string" calcext:value-type="string">
            <text:p>groupmnordic_nestle_negative_keywords_baby_infants_pregnancy_dk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658635" calcext:value-type="float">
            <text:p>14658635</text:p>
          </table:table-cell>
          <table:table-cell office:value-type="string" calcext:value-type="string">
            <text:p>(positive|negative)</text:p>
          </table:table-cell>
          <table:table-cell office:value-type="string" calcext:value-type="string">
            <text:p>groupmnordic_nestle_negative_keywords_gambling_dk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658435" calcext:value-type="float">
            <text:p>14658435</text:p>
          </table:table-cell>
          <table:table-cell office:value-type="string" calcext:value-type="string">
            <text:p>(positive|negative)</text:p>
          </table:table-cell>
          <table:table-cell office:value-type="string" calcext:value-type="string">
            <text:p>groupmnordic_nestle_negative_keywords_illegal-downloads_dk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658720" calcext:value-type="float">
            <text:p>14658720</text:p>
          </table:table-cell>
          <table:table-cell office:value-type="string" calcext:value-type="string">
            <text:p>(positive|negative)</text:p>
          </table:table-cell>
          <table:table-cell office:value-type="string" calcext:value-type="string">
            <text:p>groupmnordic_nestle_negative_keywords_naughty-negatives_dk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658310" calcext:value-type="float">
            <text:p>14658310</text:p>
          </table:table-cell>
          <table:table-cell office:value-type="string" calcext:value-type="string">
            <text:p>(positive|negative)</text:p>
          </table:table-cell>
          <table:table-cell office:value-type="string" calcext:value-type="string">
            <text:p>groupmnordic_nestle_negative_keywords_obesity_dk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5421542" calcext:value-type="float">
            <text:p>254215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at &gt; place visits &gt; by brand &gt; shopping &gt; clothing and accessories &gt; children's apparel &gt; c&amp;a </text:p>
          </table:table-cell>
          <table:table-cell office:value-type="string" calcext:value-type="string">
            <text:p>['austria']</text:p>
          </table:table-cell>
          <table:table-cell table:number-columns-repeated="1637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5422276" calcext:value-type="float">
            <text:p>2542227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at &gt; place visits &gt; by category &gt; shopping &gt; clothing and accessories &gt; children's apparel </text:p>
          </table:table-cell>
          <table:table-cell office:value-type="string" calcext:value-type="string">
            <text:p>['austria']</text:p>
          </table:table-cell>
          <table:table-cell table:number-columns-repeated="1637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5421681" calcext:value-type="float">
            <text:p>2542168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be &gt; place visits &gt; by brand &gt; shopping &gt; clothing and accessories &gt; children's apparel &gt; cks </text:p>
          </table:table-cell>
          <table:table-cell office:value-type="string" calcext:value-type="string">
            <text:p>['belgium']</text:p>
          </table:table-cell>
          <table:table-cell table:number-columns-repeated="163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967713" calcext:value-type="float">
            <text:p>2496771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de &gt; covid-19 audiences (corona pandemic) &gt; covid-19 habitation &amp;amp; household &gt; parents with schoolchildren at home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3225923" calcext:value-type="float">
            <text:p>1322592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de &gt; interests &gt; family and relationships &gt; mums with young child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740813" calcext:value-type="float">
            <text:p>1474081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de &gt; interests &gt; shopping &gt; seasonal &gt; christmas &gt; christmas shoppers - families with child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5419741" calcext:value-type="float">
            <text:p>254197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de &gt; place visits &gt; by brand &gt; shopping &gt; clothing and accessories &gt; children's apparel &gt; awg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5422265" calcext:value-type="float">
            <text:p>254222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de &gt; place visits &gt; by category &gt; shopping &gt; clothing and accessories &gt; children's apparel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3829206" calcext:value-type="float">
            <text:p>1382920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interests &gt; family and relationships &gt; mums with young children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740955" calcext:value-type="float">
            <text:p>147409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interests &gt; shopping &gt; seasonal &gt; christmas &gt; christmas shoppers - families with children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5421523" calcext:value-type="float">
            <text:p>2542152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boboli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5421898" calcext:value-type="float">
            <text:p>2542189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canada house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5424377" calcext:value-type="float">
            <text:p>2542437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gocco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5425358" calcext:value-type="float">
            <text:p>254253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ikk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5425946" calcext:value-type="float">
            <text:p>254259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kiddy's clas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5422262" calcext:value-type="float">
            <text:p>254222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es &gt; place visits &gt; by category &gt; shopping &gt; clothing and accessories &gt; children's apparel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3227706" calcext:value-type="float">
            <text:p>1322770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fr &gt; interests &gt; family and relationships &gt; mums with young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740913" calcext:value-type="float">
            <text:p>1474091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fr &gt; interests &gt; shopping &gt; seasonal &gt; christmas &gt; christmas shoppers - families with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5423305" calcext:value-type="float">
            <text:p>2542330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fr &gt; place visits &gt; by brand &gt; shopping &gt; clothing and accessories &gt; children's apparel &gt; du pareil au meme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5422266" calcext:value-type="float">
            <text:p>254222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fr &gt; place visits &gt; by category &gt; shopping &gt; clothing and accessories &gt; children's apparel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5422255" calcext:value-type="float">
            <text:p>254222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it &gt; demographics &gt; household size &gt; children in household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4967612" calcext:value-type="float">
            <text:p>2496761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it &gt; interests &gt; family and relationships &gt; mums with young children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740982" calcext:value-type="float">
            <text:p>1474098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it &gt; interests &gt; shopping &gt; seasonal &gt; christmas &gt; christmas shoppers - families with children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5422261" calcext:value-type="float">
            <text:p>254222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it &gt; place visits &gt; by category &gt; shopping &gt; clothing and accessories &gt; children's apparel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5425950" calcext:value-type="float">
            <text:p>254259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dsquare data alliance &gt; se &gt; place visits &gt; by category &gt; business and services &gt; consumer services &gt; kindergarten and childcare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21669996" calcext:value-type="float">
            <text:p>21669996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audience 78337, es &gt; infants &amp; children</text:p>
          </table:table-cell>
          <table:table-cell table:style-name="ce2" office:value-type="string" calcext:value-type="string">
            <text:p>['spain']</text:p>
          </table:table-cell>
          <table:table-cell table:style-name="ce2" table:number-columns-repeated="1637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713992" calcext:value-type="float">
            <text:p>1371399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demographic &gt; family type &gt; families with adult child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713975" calcext:value-type="float">
            <text:p>1371397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demographic &gt; family type &gt; single parents with adult child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714834" calcext:value-type="float">
            <text:p>1371483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demographic &gt; presence of children &gt; likely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714132" calcext:value-type="float">
            <text:p>1371413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demographic &gt; presence of children &gt; unlikely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714380" calcext:value-type="float">
            <text:p>1371438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retail &gt; transactional activity &gt; children's products &gt; transactions in the last two year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714188" calcext:value-type="float">
            <text:p>1371418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retail &gt; transactional activity &gt; children's products &gt; transactions in the last year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714540" calcext:value-type="float">
            <text:p>1371454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retail &gt; transactional activity &gt; children's products &gt; transactions older than 2 year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715064" calcext:value-type="float">
            <text:p>137150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az direct &gt; de &gt; retail &gt; transactional activity &gt; children's products &gt; without transaction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715453" calcext:value-type="float">
            <text:p>137154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isnode &gt; se &gt; lifephase &gt; family with young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7521247" calcext:value-type="float">
            <text:p>7521247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conexance &gt; france - conexance demographics &gt; demographics &gt; age of children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7521250" calcext:value-type="float">
            <text:p>7521250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conexance &gt; france - conexance demographics &gt; demographics &gt; age of children &gt; child between 0-3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7521259" calcext:value-type="float">
            <text:p>7521259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conexance &gt; france - conexance demographics &gt; demographics &gt; age of children &gt; child between 11-15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7521262" calcext:value-type="float">
            <text:p>7521262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conexance &gt; france - conexance demographics &gt; demographics &gt; age of children &gt; child between 16-18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7521253" calcext:value-type="float">
            <text:p>7521253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conexance &gt; france - conexance demographics &gt; demographics &gt; age of children &gt; child between 4-6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7521256" calcext:value-type="float">
            <text:p>7521256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conexance &gt; france - conexance demographics &gt; demographics &gt; age of children &gt; child between 7-10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637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155185" calcext:value-type="float">
            <text:p>1115518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102392" calcext:value-type="float">
            <text:p>1510239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 1 or 2 children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153862" calcext:value-type="float">
            <text:p>111538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 1 or 2 children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101456" calcext:value-type="float">
            <text:p>151014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 children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55367" calcext:value-type="float">
            <text:p>111553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 children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101560" calcext:value-type="float">
            <text:p>151015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 more than 2 children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153007" calcext:value-type="float">
            <text:p>1115300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 more than 2 children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101328" calcext:value-type="float">
            <text:p>1510132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out children (power reach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56879" calcext:value-type="float">
            <text:p>111568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family &amp; parenting &gt; children &gt; households without children (super target)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157121" calcext:value-type="float">
            <text:p>1115712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life phases &gt; families with school childre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12509" calcext:value-type="float">
            <text:p>801250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power reach &gt; life phases &gt; families with childre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013354" calcext:value-type="float">
            <text:p>80133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power reach &gt; life phases &gt; families with children &gt; families with teen-age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013353" calcext:value-type="float">
            <text:p>80133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power reach &gt; life phases &gt; families with children &gt; families with young ki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12534" calcext:value-type="float">
            <text:p>801253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denmark &gt; super target &gt; family &amp; parenting &gt; children's wear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54333" calcext:value-type="float">
            <text:p>1115433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family type &gt; child (0-17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154188" calcext:value-type="float">
            <text:p>1115418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family type &gt; childless young couple (-34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1153681" calcext:value-type="float">
            <text:p>11153681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nordic data resources &gt; finland &gt; family type &gt; school-age child (7-12 yrs) </text:p>
          </table:table-cell>
          <table:table-cell table:style-name="ce2" office:value-type="string" calcext:value-type="string">
            <text:p>['finland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1154763" calcext:value-type="float">
            <text:p>11154763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nordic data resources &gt; finland &gt; family type &gt; small child (under 3 yrs) </text:p>
          </table:table-cell>
          <table:table-cell table:style-name="ce2" office:value-type="string" calcext:value-type="string">
            <text:p>['finland']</text:p>
          </table:table-cell>
          <table:table-cell table:style-name="ce2" table:number-columns-repeated="1637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153218" calcext:value-type="float">
            <text:p>1115321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family type &gt; under-school-age child (under 7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155722" calcext:value-type="float">
            <text:p>1115572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103550" calcext:value-type="float">
            <text:p>151035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12 - 17 years old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154985" calcext:value-type="float">
            <text:p>1115498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12 - 17 years old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102934" calcext:value-type="float">
            <text:p>1510293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5 - 11 years old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154902" calcext:value-type="float">
            <text:p>1115490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5 - 11 years old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101674" calcext:value-type="float">
            <text:p>1510167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over 18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154337" calcext:value-type="float">
            <text:p>1115433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over 18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102191" calcext:value-type="float">
            <text:p>1510219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under 5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55739" calcext:value-type="float">
            <text:p>111557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children groups &gt; under 5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154526" calcext:value-type="float">
            <text:p>1115452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101822" calcext:value-type="float">
            <text:p>1510182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1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153782" calcext:value-type="float">
            <text:p>1115378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1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102624" calcext:value-type="float">
            <text:p>1510262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2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154875" calcext:value-type="float">
            <text:p>1115487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2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102438" calcext:value-type="float">
            <text:p>1510243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3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154557" calcext:value-type="float">
            <text:p>111545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3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101502" calcext:value-type="float">
            <text:p>1510150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4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154852" calcext:value-type="float">
            <text:p>111548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4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101672" calcext:value-type="float">
            <text:p>151016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5 or more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157539" calcext:value-type="float">
            <text:p>111575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5 or more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102817" calcext:value-type="float">
            <text:p>1510281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none (power reach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155072" calcext:value-type="float">
            <text:p>111550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household members &gt; number of children &gt; none (super target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12599" calcext:value-type="float">
            <text:p>801259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power reach &gt; life phases &gt; families with children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12610" calcext:value-type="float">
            <text:p>801261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power reach &gt; life phases &gt; older couples without children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12611" calcext:value-type="float">
            <text:p>801261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child (0-17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13357" calcext:value-type="float">
            <text:p>80133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child (0-17 yrs) &gt; school-age child (7-12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13370" calcext:value-type="float">
            <text:p>801337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child (0-17 yrs) &gt; small child (under 3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13368" calcext:value-type="float">
            <text:p>801336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child (0-17 yrs) &gt; teenager (13-17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13359" calcext:value-type="float">
            <text:p>80133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child (0-17 yrs) &gt; under-school-age child (under 7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12612" calcext:value-type="float">
            <text:p>801261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no children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13381" calcext:value-type="float">
            <text:p>801338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no children &gt; childless young couple (-34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13380" calcext:value-type="float">
            <text:p>801338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no children &gt; grown-up (18-64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13379" calcext:value-type="float">
            <text:p>80133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no children &gt; pension-age (65-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013378" calcext:value-type="float">
            <text:p>801337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finland &gt; super target &gt; family type &gt; no children &gt; single young (-34 yrs)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155096" calcext:value-type="float">
            <text:p>1115509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germany &gt; age of children in househol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54135" calcext:value-type="float">
            <text:p>1115413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germany &gt; age of children in household &gt; 12 - 17 years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157258" calcext:value-type="float">
            <text:p>111572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germany &gt; age of children in household &gt; 5 - 11 years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156682" calcext:value-type="float">
            <text:p>1115668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germany &gt; age of children in household &gt; over 18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154004" calcext:value-type="float">
            <text:p>1115400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germany &gt; age of children in household &gt; under 5 years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57018" calcext:value-type="float">
            <text:p>1115701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germany &gt; life phases &gt; families with school children (super target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102323" calcext:value-type="float">
            <text:p>1510232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families with 1 child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153217" calcext:value-type="float">
            <text:p>1115321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families with 1 child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103524" calcext:value-type="float">
            <text:p>1510352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families with 2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155560" calcext:value-type="float">
            <text:p>111555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families with 2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101702" calcext:value-type="float">
            <text:p>1510170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families with 3 children or more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153077" calcext:value-type="float">
            <text:p>1115307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families with 3 children or more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101490" calcext:value-type="float">
            <text:p>1510149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have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53723" calcext:value-type="float">
            <text:p>1115372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have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101943" calcext:value-type="float">
            <text:p>151019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mature family with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154033" calcext:value-type="float">
            <text:p>1115403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mature family with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101366" calcext:value-type="float">
            <text:p>151013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mid aged without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154808" calcext:value-type="float">
            <text:p>1115480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mid aged without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103061" calcext:value-type="float">
            <text:p>151030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no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156324" calcext:value-type="float">
            <text:p>1115632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no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103160" calcext:value-type="float">
            <text:p>151031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older family with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154481" calcext:value-type="float">
            <text:p>1115448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older family with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103300" calcext:value-type="float">
            <text:p>1510330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older family without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157543" calcext:value-type="float">
            <text:p>111575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older family without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102910" calcext:value-type="float">
            <text:p>1510291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young family with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156356" calcext:value-type="float">
            <text:p>111563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young family with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102148" calcext:value-type="float">
            <text:p>151021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young without children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156724" calcext:value-type="float">
            <text:p>1115672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family type &gt; young without children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101535" calcext:value-type="float">
            <text:p>1510153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interests &gt; children's wear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153624" calcext:value-type="float">
            <text:p>1115362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interests &gt; children's wear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101046" calcext:value-type="float">
            <text:p>151010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media &gt; newspapers &amp; magazines &gt; children &amp; parenting (power reach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153111" calcext:value-type="float">
            <text:p>1115311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media &gt; newspapers &amp; magazines &gt; children &amp; parenting (super target)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12947" calcext:value-type="float">
            <text:p>801294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power reach &gt; life phases &gt; families with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012953" calcext:value-type="float">
            <text:p>80129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power reach &gt; life phases &gt; older couples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013084" calcext:value-type="float">
            <text:p>801308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families with 1 child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013083" calcext:value-type="float">
            <text:p>801308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families with 2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13082" calcext:value-type="float">
            <text:p>801308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families with 3 children or more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13076" calcext:value-type="float">
            <text:p>801307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have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13079" calcext:value-type="float">
            <text:p>80130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mature family with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13078" calcext:value-type="float">
            <text:p>801307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mid aged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13077" calcext:value-type="float">
            <text:p>801307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no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013098" calcext:value-type="float">
            <text:p>801309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older family with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013097" calcext:value-type="float">
            <text:p>801309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older family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013095" calcext:value-type="float">
            <text:p>801309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young family with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013103" calcext:value-type="float">
            <text:p>801310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family type &gt; young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013131" calcext:value-type="float">
            <text:p>801313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interests &gt; children's wear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013551" calcext:value-type="float">
            <text:p>80135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media &gt; newspapers &gt; children &amp; parenting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013558" calcext:value-type="float">
            <text:p>80135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nordic data resources &gt; sweden &gt; super target &gt; media &gt; tv &gt; children shows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5103343" calcext:value-type="float">
            <text:p>15103343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nordic data resources &gt; sweden &gt; tv programs &gt; children shows (power reach) </text:p>
          </table:table-cell>
          <table:table-cell table:style-name="ce2" office:value-type="string" calcext:value-type="string">
            <text:p>['sweden']</text:p>
          </table:table-cell>
          <table:table-cell table:style-name="ce2" table:number-columns-repeated="1637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1153313" calcext:value-type="float">
            <text:p>11153313</text:p>
          </table:table-cell>
          <table:table-cell table:style-name="ce2" office:value-type="string" calcext:value-type="string">
            <text:p>child(ren)?</text:p>
          </table:table-cell>
          <table:table-cell table:style-name="ce2" office:value-type="string" calcext:value-type="string">
            <text:p>branded data &gt; nordic data resources &gt; sweden &gt; tv programs &gt; children shows (super target) </text:p>
          </table:table-cell>
          <table:table-cell table:style-name="ce2" office:value-type="string" calcext:value-type="string">
            <text:p>['sweden']</text:p>
          </table:table-cell>
          <table:table-cell table:style-name="ce2"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18136" calcext:value-type="float">
            <text:p>751813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semasio &gt; denmark &gt; intent &gt; baby &amp; children's goods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517931" calcext:value-type="float">
            <text:p>751793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semasio &gt; germany &gt; intent &gt; children's &amp; baby good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18179" calcext:value-type="float">
            <text:p>75181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branded data &gt; semasio &gt; sweden &gt; intent &gt; baby &amp; children's goods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715700" calcext:value-type="float">
            <text:p>1371570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family &gt; parents of children with age between 0 and 3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715675" calcext:value-type="float">
            <text:p>1371567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family &gt; parents of children with age between 11 and <text:s/>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715763" calcext:value-type="float">
            <text:p>137157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family &gt; parents of children with age between 16 and <text:s/>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715702" calcext:value-type="float">
            <text:p>1371570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family &gt; parents of children with age between 4 and 6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715689" calcext:value-type="float">
            <text:p>1371568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family &gt; parents of children with age between 7 and 1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715788" calcext:value-type="float">
            <text:p>1371578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households &gt; typology &gt; typology conexance d &gt; d2 new subdivisions households with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715798" calcext:value-type="float">
            <text:p>1371579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households &gt; typology &gt; typology conexance f &gt; f1 active families families with children or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715812" calcext:value-type="float">
            <text:p>1371581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exance &gt; fr &gt; households &gt; typology &gt; typology conexance g &gt; g1 mature workers couples without children w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103323" calcext:value-type="float">
            <text:p>2010332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onverged &gt; france &gt; hmpar_ad exchange - edf - parents with young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6680261" calcext:value-type="float">
            <text:p>166802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custom segments &gt; schober mobile data germany - families with children - gps data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523254" calcext:value-type="float">
            <text:p>225232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digitalaudience:sweden&gt;shoppingintent&gt;toys&amp;children's articles&gt;babyarticles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523255" calcext:value-type="float">
            <text:p>225232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digitalaudience:sweden&gt;shoppingintent&gt;toys&amp;children's articles&gt;toys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39025" calcext:value-type="float">
            <text:p>263902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xperian fr - mosaic - traditional countryside - agricultural workers with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639041" calcext:value-type="float">
            <text:p>26390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xperian fr - mosaic - young active families - addicted to credit and technology with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584447" calcext:value-type="float">
            <text:p>358444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xperian fr - presence of children - ages : 11-14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84448" calcext:value-type="float">
            <text:p>35844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xperian fr - presence of children - ages : 4-10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584446" calcext:value-type="float">
            <text:p>35844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xperian fr - presence of children - ages : under 18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584449" calcext:value-type="float">
            <text:p>35844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xperian fr - presence of children - ages : under 4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986490" calcext:value-type="float">
            <text:p>698649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e kantar - demographics - demographics - main female shopper with children aged 1-18 yea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575868" calcext:value-type="float">
            <text:p>1757586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11 ndr international - a2 less affluent young couples with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575869" calcext:value-type="float">
            <text:p>1757586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11 ndr international - a3 less affluent families with school age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575877" calcext:value-type="float">
            <text:p>1757587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11 ndr international - b2 comfortable young couples with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575874" calcext:value-type="float">
            <text:p>1757587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11 ndr international - b3 comfortable families with school age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575871" calcext:value-type="float">
            <text:p>1757587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11 ndr international - c2 prosperous young couples with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575873" calcext:value-type="float">
            <text:p>1757587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11 ndr international - c3 prosperous families with school age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675882" calcext:value-type="float">
            <text:p>1567588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2 family and parenting - children - households with 1 or 2 childre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675895" calcext:value-type="float">
            <text:p>1567589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2 family and parenting - children - households with childre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675903" calcext:value-type="float">
            <text:p>1567590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2 family and parenting - children - households without childre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575881" calcext:value-type="float">
            <text:p>1757588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3 life phases - families with school age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575892" calcext:value-type="float">
            <text:p>1757589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03 life phases - young couples with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575917" calcext:value-type="float">
            <text:p>1757591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15 kantar media tns dk - tns gallup lifestyle - couples without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575919" calcext:value-type="float">
            <text:p>1757591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15 kantar media tns dk - tns gallup lifestyle - families with school-age children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1019066" calcext:value-type="float">
            <text:p>210190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15 kantar media tns dk - tns gallup lifestyle - skiing enthusiasts with children of school-age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019067" calcext:value-type="float">
            <text:p>210190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15 kantar media tns dk - tns gallup lifestyle - valentine couples (no children) with outward activities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575955" calcext:value-type="float">
            <text:p>175759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dk ndr - 15 kantar media tns dk - tns gallup purchase intent - high spender: clothes and shoes for children (kr. 7.000+ yearly)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576008" calcext:value-type="float">
            <text:p>1757600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2 ndr international - a2 less affluent young couples with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576015" calcext:value-type="float">
            <text:p>1757601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2 ndr international - a3 less affluent families with school age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576026" calcext:value-type="float">
            <text:p>1757602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2 ndr international - b2 comfortable young couples with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576028" calcext:value-type="float">
            <text:p>1757602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2 ndr international - b3 comfortable families with school age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576030" calcext:value-type="float">
            <text:p>1757603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2 ndr international - c2 prosperous young couples with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576022" calcext:value-type="float">
            <text:p>1757602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2 ndr international - c3 prosperous families with school age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576025" calcext:value-type="float">
            <text:p>1757602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3 family type - families with school age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576031" calcext:value-type="float">
            <text:p>1757603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3 family type - young couples with children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735428" calcext:value-type="float">
            <text:p>1573542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groups - 12-17 years old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735425" calcext:value-type="float">
            <text:p>1573542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groups - 12-17 years old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738252" calcext:value-type="float">
            <text:p>157382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groups - 5-11 years old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738259" calcext:value-type="float">
            <text:p>157382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groups - over 18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738264" calcext:value-type="float">
            <text:p>157382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groups - under 5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738261" calcext:value-type="float">
            <text:p>157382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groups - under 5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738254" calcext:value-type="float">
            <text:p>157382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1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738255" calcext:value-type="float">
            <text:p>157382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1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738266" calcext:value-type="float">
            <text:p>157382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2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738257" calcext:value-type="float">
            <text:p>157382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2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738262" calcext:value-type="float">
            <text:p>157382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3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738263" calcext:value-type="float">
            <text:p>157382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3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5738260" calcext:value-type="float">
            <text:p>157382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4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738296" calcext:value-type="float">
            <text:p>1573829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5 or more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738265" calcext:value-type="float">
            <text:p>157382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5 or more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738293" calcext:value-type="float">
            <text:p>1573829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none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738295" calcext:value-type="float">
            <text:p>1573829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i ndr - 09 household members - children household members - none </text:p>
          </table:table-cell>
          <table:table-cell office:value-type="string" calcext:value-type="string">
            <text:p>['finland']</text:p>
          </table:table-cell>
          <table:table-cell table:number-columns-repeated="1637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019317" calcext:value-type="float">
            <text:p>2101931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children - 0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019318" calcext:value-type="float">
            <text:p>2101931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children - 1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1019319" calcext:value-type="float">
            <text:p>2101931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children - 2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019320" calcext:value-type="float">
            <text:p>2101932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children - 3 and more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1019363" calcext:value-type="float">
            <text:p>210193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household composition - couple with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1019364" calcext:value-type="float">
            <text:p>210193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household composition - couple without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1019408" calcext:value-type="float">
            <text:p>2101940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household composition coarse - family &lt; 45 with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1019411" calcext:value-type="float">
            <text:p>2101941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household composition coarse - single &lt; 45 years old with1 child or couples without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1019412" calcext:value-type="float">
            <text:p>2101941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household composition coarse - single &lt; 45 years old without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019554" calcext:value-type="float">
            <text:p>210195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experian - mosaic type - m54 agricultural workers with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256019" calcext:value-type="float">
            <text:p>725601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fr kantar - demographics - household composition - housewife with children older than 18 years old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1778699" calcext:value-type="float">
            <text:p>2177869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au experian - frequent buyers - shopping - children's clothing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1790141" calcext:value-type="float">
            <text:p>217901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de kantar media tgi - shopping - main female shopper with children aged 1-18 yea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1779879" calcext:value-type="float">
            <text:p>217798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children - 0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1779880" calcext:value-type="float">
            <text:p>2177988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children - 1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1779881" calcext:value-type="float">
            <text:p>2177988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children - 2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1779882" calcext:value-type="float">
            <text:p>2177988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children - 3 and more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1779969" calcext:value-type="float">
            <text:p>2177996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household composition - couple with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1779970" calcext:value-type="float">
            <text:p>2177997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household composition - couple without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1779975" calcext:value-type="float">
            <text:p>2177997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household composition coarse - family &lt; 45 with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1779978" calcext:value-type="float">
            <text:p>2177997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household composition coarse - single &lt; 45 years old with1 child or couples without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1779979" calcext:value-type="float">
            <text:p>217799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household composition coarse - single &lt; 45 years old without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1780245" calcext:value-type="float">
            <text:p>2178024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experian - mosaic type - m54 agricultural workers with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1790488" calcext:value-type="float">
            <text:p>2179048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miq - fr kantar media tgi - sociodemographic - housewife with children older than 18 years old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576434" calcext:value-type="float">
            <text:p>1757643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11 ndr international - a2 less affluent young couples with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576433" calcext:value-type="float">
            <text:p>1757643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11 ndr international - a3 less affluent families with school age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576462" calcext:value-type="float">
            <text:p>175764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11 ndr international - b2 comfortable young couples with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576450" calcext:value-type="float">
            <text:p>175764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11 ndr international - b3 comfortable families with school age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7576461" calcext:value-type="float">
            <text:p>175764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11 ndr international - c2 prosperous young couples with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576449" calcext:value-type="float">
            <text:p>175764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11 ndr international - c3 prosperous families with school age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740797" calcext:value-type="float">
            <text:p>1574079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families with 1 child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740872" calcext:value-type="float">
            <text:p>157408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have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740943" calcext:value-type="float">
            <text:p>157409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mid aged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740939" calcext:value-type="float">
            <text:p>157409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mid aged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740942" calcext:value-type="float">
            <text:p>157409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no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740949" calcext:value-type="float">
            <text:p>157409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no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740937" calcext:value-type="float">
            <text:p>1574093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older family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740938" calcext:value-type="float">
            <text:p>1574093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older family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741015" calcext:value-type="float">
            <text:p>1574101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young family with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741017" calcext:value-type="float">
            <text:p>1574101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family type - family: young without children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576451" calcext:value-type="float">
            <text:p>175764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life phases - families with school age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576455" calcext:value-type="float">
            <text:p>175764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02 life phases - young couples with children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741830" calcext:value-type="float">
            <text:p>1574183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1 interests - interested in: children's wear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741826" calcext:value-type="float">
            <text:p>1574182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1 interests - interested in: children's wear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742317" calcext:value-type="float">
            <text:p>1574231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2 media - newspapers and magazines: children and parenting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742316" calcext:value-type="float">
            <text:p>1574231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2 media - newspapers and magazines: children and parenting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742643" calcext:value-type="float">
            <text:p>157426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6 tv - tv-programs: children shows 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1025600" calcext:value-type="float">
            <text:p>2102560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8 kantar media tgi se - orvesto lifestyle - skiing enthusiasts with children of school-age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025602" calcext:value-type="float">
            <text:p>2102560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eyeota - se ndr - 18 kantar media tgi se - orvesto lifestyle - valentine couples (no children) with outward activities</text:p>
          </table:table-cell>
          <table:table-cell office:value-type="string" calcext:value-type="string">
            <text:p>['sweden']</text:p>
          </table:table-cell>
          <table:table-cell table:number-columns-repeated="1637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5486346" calcext:value-type="float">
            <text:p>254863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all_xandr_ds_all_demographic_winter-outerwear-for-children_all_25393121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9519728" calcext:value-type="float">
            <text:p>1951972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1-child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9519786" calcext:value-type="float">
            <text:p>1951978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1-child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519849" calcext:value-type="float">
            <text:p>195198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1-child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519729" calcext:value-type="float">
            <text:p>1951972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2-children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519787" calcext:value-type="float">
            <text:p>1951978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2-children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519850" calcext:value-type="float">
            <text:p>195198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2-children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519730" calcext:value-type="float">
            <text:p>1951973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3-children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519788" calcext:value-type="float">
            <text:p>1951978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3-children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519851" calcext:value-type="float">
            <text:p>195198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3-children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519731" calcext:value-type="float">
            <text:p>1951973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4-children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9519789" calcext:value-type="float">
            <text:p>1951978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4-children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519852" calcext:value-type="float">
            <text:p>195198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4-children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9519732" calcext:value-type="float">
            <text:p>1951973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5-children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9519790" calcext:value-type="float">
            <text:p>1951979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5-children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519853" calcext:value-type="float">
            <text:p>195198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5-children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519721" calcext:value-type="float">
            <text:p>1951972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boy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519779" calcext:value-type="float">
            <text:p>195197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boy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519841" calcext:value-type="float">
            <text:p>195198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boy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519722" calcext:value-type="float">
            <text:p>1951972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girl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9519780" calcext:value-type="float">
            <text:p>1951978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girl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9519842" calcext:value-type="float">
            <text:p>195198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-girl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519720" calcext:value-type="float">
            <text:p>1951972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_plain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519778" calcext:value-type="float">
            <text:p>1951977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_rich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519840" calcext:value-type="float">
            <text:p>1951984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da_generic_demographic_family-children_video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5641048" calcext:value-type="float">
            <text:p>256410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642791" calcext:value-type="float">
            <text:p>2464279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5453849" calcext:value-type="float">
            <text:p>254538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5642033" calcext:value-type="float">
            <text:p>2564203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5641049" calcext:value-type="float">
            <text:p>256410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4642792" calcext:value-type="float">
            <text:p>2464279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5453850" calcext:value-type="float">
            <text:p>254538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5642035" calcext:value-type="float">
            <text:p>2564203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5641050" calcext:value-type="float">
            <text:p>256410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4642793" calcext:value-type="float">
            <text:p>2464279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5453851" calcext:value-type="float">
            <text:p>254538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5642037" calcext:value-type="float">
            <text:p>2564203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 6-11 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5641051" calcext:value-type="float">
            <text:p>256410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4642794" calcext:value-type="float">
            <text:p>2464279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5453852" calcext:value-type="float">
            <text:p>254538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5642038" calcext:value-type="float">
            <text:p>2564203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5641052" calcext:value-type="float">
            <text:p>256410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4642795" calcext:value-type="float">
            <text:p>2464279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5453853" calcext:value-type="float">
            <text:p>254538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5642040" calcext:value-type="float">
            <text:p>2564204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5641053" calcext:value-type="float">
            <text:p>256410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4642796" calcext:value-type="float">
            <text:p>2464279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5453854" calcext:value-type="float">
            <text:p>254538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5642041" calcext:value-type="float">
            <text:p>256420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0-5 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5641054" calcext:value-type="float">
            <text:p>256410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4642797" calcext:value-type="float">
            <text:p>2464279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5453856" calcext:value-type="float">
            <text:p>254538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5642042" calcext:value-type="float">
            <text:p>256420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5641055" calcext:value-type="float">
            <text:p>256410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4642798" calcext:value-type="float">
            <text:p>2464279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5453857" calcext:value-type="float">
            <text:p>254538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5642043" calcext:value-type="float">
            <text:p>256420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5641056" calcext:value-type="float">
            <text:p>256410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4642799" calcext:value-type="float">
            <text:p>2464279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5453858" calcext:value-type="float">
            <text:p>254538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5642044" calcext:value-type="float">
            <text:p>2564204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2-17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5641057" calcext:value-type="float">
            <text:p>256410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4642800" calcext:value-type="float">
            <text:p>2464280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5453859" calcext:value-type="float">
            <text:p>254538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5642047" calcext:value-type="float">
            <text:p>2564204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5641058" calcext:value-type="float">
            <text:p>256410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4642801" calcext:value-type="float">
            <text:p>2464280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5453860" calcext:value-type="float">
            <text:p>254538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5642048" calcext:value-type="float">
            <text:p>256420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5641059" calcext:value-type="float">
            <text:p>256410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4642802" calcext:value-type="float">
            <text:p>2464280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5453861" calcext:value-type="float">
            <text:p>254538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5642050" calcext:value-type="float">
            <text:p>256420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family-with-children-oldest-child-18+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5641063" calcext:value-type="float">
            <text:p>256410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4642806" calcext:value-type="float">
            <text:p>2464280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5453865" calcext:value-type="float">
            <text:p>254538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5642056" calcext:value-type="float">
            <text:p>256420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5641064" calcext:value-type="float">
            <text:p>256410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4642807" calcext:value-type="float">
            <text:p>2464280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5453866" calcext:value-type="float">
            <text:p>254538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5642058" calcext:value-type="float">
            <text:p>256420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5641065" calcext:value-type="float">
            <text:p>256410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4642808" calcext:value-type="float">
            <text:p>2464280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5453867" calcext:value-type="float">
            <text:p>254538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642059" calcext:value-type="float">
            <text:p>256420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49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5641060" calcext:value-type="float">
            <text:p>256410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4642803" calcext:value-type="float">
            <text:p>2464280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5453862" calcext:value-type="float">
            <text:p>254538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5642051" calcext:value-type="float">
            <text:p>256420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5641061" calcext:value-type="float">
            <text:p>256410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4642804" calcext:value-type="float">
            <text:p>2464280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5453863" calcext:value-type="float">
            <text:p>254538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5642053" calcext:value-type="float">
            <text:p>256420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5641062" calcext:value-type="float">
            <text:p>256410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4642805" calcext:value-type="float">
            <text:p>2464280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5453864" calcext:value-type="float">
            <text:p>254538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5642054" calcext:value-type="float">
            <text:p>256420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35-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5641066" calcext:value-type="float">
            <text:p>256410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642809" calcext:value-type="float">
            <text:p>2464280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5453868" calcext:value-type="float">
            <text:p>2545386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5642062" calcext:value-type="float">
            <text:p>256420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5641067" calcext:value-type="float">
            <text:p>256410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4642810" calcext:value-type="float">
            <text:p>2464281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5453869" calcext:value-type="float">
            <text:p>2545386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5642063" calcext:value-type="float">
            <text:p>256420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5641068" calcext:value-type="float">
            <text:p>2564106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4642811" calcext:value-type="float">
            <text:p>2464281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5453870" calcext:value-type="float">
            <text:p>2545387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5642064" calcext:value-type="float">
            <text:p>256420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50-64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5641069" calcext:value-type="float">
            <text:p>2564106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4642812" calcext:value-type="float">
            <text:p>2464281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5453871" calcext:value-type="float">
            <text:p>2545387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642065" calcext:value-type="float">
            <text:p>256420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5641070" calcext:value-type="float">
            <text:p>2564107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4642813" calcext:value-type="float">
            <text:p>2464281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5453872" calcext:value-type="float">
            <text:p>254538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5642066" calcext:value-type="float">
            <text:p>256420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5641071" calcext:value-type="float">
            <text:p>2564107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4642814" calcext:value-type="float">
            <text:p>2464281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5453873" calcext:value-type="float">
            <text:p>2545387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5642067" calcext:value-type="float">
            <text:p>256420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gps_xandr_gh_specific_household-composition-single-or-couple-without-children-65+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5641339" calcext:value-type="float">
            <text:p>256413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4643044" calcext:value-type="float">
            <text:p>2464304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5454147" calcext:value-type="float">
            <text:p>2545414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5642338" calcext:value-type="float">
            <text:p>2564233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5641341" calcext:value-type="float">
            <text:p>256413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4643045" calcext:value-type="float">
            <text:p>2464304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5454148" calcext:value-type="float">
            <text:p>254541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5642339" calcext:value-type="float">
            <text:p>256423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5641342" calcext:value-type="float">
            <text:p>256413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4643046" calcext:value-type="float">
            <text:p>246430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5454149" calcext:value-type="float">
            <text:p>254541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5642340" calcext:value-type="float">
            <text:p>2564234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 6-11 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5641343" calcext:value-type="float">
            <text:p>256413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4643047" calcext:value-type="float">
            <text:p>2464304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5454150" calcext:value-type="float">
            <text:p>254541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5642341" calcext:value-type="float">
            <text:p>256423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5641344" calcext:value-type="float">
            <text:p>2564134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4643048" calcext:value-type="float">
            <text:p>246430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5454151" calcext:value-type="float">
            <text:p>254541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5642342" calcext:value-type="float">
            <text:p>256423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5641345" calcext:value-type="float">
            <text:p>2564134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4643049" calcext:value-type="float">
            <text:p>246430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5454152" calcext:value-type="float">
            <text:p>254541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5642344" calcext:value-type="float">
            <text:p>2564234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0-5 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5641346" calcext:value-type="float">
            <text:p>256413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4643050" calcext:value-type="float">
            <text:p>246430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5454153" calcext:value-type="float">
            <text:p>254541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5642346" calcext:value-type="float">
            <text:p>2564234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5641347" calcext:value-type="float">
            <text:p>2564134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4643051" calcext:value-type="float">
            <text:p>246430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5454154" calcext:value-type="float">
            <text:p>254541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5642348" calcext:value-type="float">
            <text:p>256423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5641348" calcext:value-type="float">
            <text:p>256413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4643052" calcext:value-type="float">
            <text:p>246430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5454155" calcext:value-type="float">
            <text:p>254541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5642350" calcext:value-type="float">
            <text:p>256423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2-17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5641349" calcext:value-type="float">
            <text:p>256413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4643053" calcext:value-type="float">
            <text:p>246430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5454156" calcext:value-type="float">
            <text:p>254541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5642352" calcext:value-type="float">
            <text:p>256423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5641350" calcext:value-type="float">
            <text:p>256413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4643054" calcext:value-type="float">
            <text:p>246430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5454157" calcext:value-type="float">
            <text:p>254541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5642354" calcext:value-type="float">
            <text:p>256423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5641351" calcext:value-type="float">
            <text:p>2564135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4643055" calcext:value-type="float">
            <text:p>246430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5454158" calcext:value-type="float">
            <text:p>254541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5642356" calcext:value-type="float">
            <text:p>256423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family-with-children-oldest-child-18+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5641356" calcext:value-type="float">
            <text:p>256413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4643059" calcext:value-type="float">
            <text:p>246430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5454162" calcext:value-type="float">
            <text:p>254541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5642364" calcext:value-type="float">
            <text:p>256423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5641357" calcext:value-type="float">
            <text:p>256413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4643060" calcext:value-type="float">
            <text:p>246430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5454163" calcext:value-type="float">
            <text:p>254541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5642367" calcext:value-type="float">
            <text:p>256423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641358" calcext:value-type="float">
            <text:p>256413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4643061" calcext:value-type="float">
            <text:p>246430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5454164" calcext:value-type="float">
            <text:p>254541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642369" calcext:value-type="float">
            <text:p>2564236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49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5641352" calcext:value-type="float">
            <text:p>256413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643056" calcext:value-type="float">
            <text:p>2464305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5454159" calcext:value-type="float">
            <text:p>254541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5642358" calcext:value-type="float">
            <text:p>256423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5641353" calcext:value-type="float">
            <text:p>256413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4643057" calcext:value-type="float">
            <text:p>2464305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5454160" calcext:value-type="float">
            <text:p>254541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5642360" calcext:value-type="float">
            <text:p>2564236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5641354" calcext:value-type="float">
            <text:p>2564135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4643058" calcext:value-type="float">
            <text:p>2464305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5454161" calcext:value-type="float">
            <text:p>254541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5642362" calcext:value-type="float">
            <text:p>256423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35-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5641359" calcext:value-type="float">
            <text:p>2564135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4643062" calcext:value-type="float">
            <text:p>246430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5454165" calcext:value-type="float">
            <text:p>254541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5642371" calcext:value-type="float">
            <text:p>2564237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5641361" calcext:value-type="float">
            <text:p>2564136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4643063" calcext:value-type="float">
            <text:p>246430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454166" calcext:value-type="float">
            <text:p>254541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5642372" calcext:value-type="float">
            <text:p>256423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5641362" calcext:value-type="float">
            <text:p>256413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4643064" calcext:value-type="float">
            <text:p>246430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5454167" calcext:value-type="float">
            <text:p>254541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5642373" calcext:value-type="float">
            <text:p>2564237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50-64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5641363" calcext:value-type="float">
            <text:p>256413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high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4643065" calcext:value-type="float">
            <text:p>246430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5454168" calcext:value-type="float">
            <text:p>2545416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high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5642374" calcext:value-type="float">
            <text:p>2564237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high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5641364" calcext:value-type="float">
            <text:p>256413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low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4643066" calcext:value-type="float">
            <text:p>246430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5454169" calcext:value-type="float">
            <text:p>2545416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low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5642375" calcext:value-type="float">
            <text:p>2564237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low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5641365" calcext:value-type="float">
            <text:p>2564136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medium_audio-out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4643067" calcext:value-type="float">
            <text:p>2464306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5454170" calcext:value-type="float">
            <text:p>2545417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medium_display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42376" calcext:value-type="float">
            <text:p>2564237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gh-nl_non-gps_xandr_gh_specific_household-composition-single-or-couple-without-children-65+_medium_instream_default</text:p>
          </table:table-cell>
          <table:table-cell office:value-type="string" calcext:value-type="string">
            <text:p>['netherlands']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3752" calcext:value-type="float">
            <text:p>40737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france household without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73755" calcext:value-type="float">
            <text:p>407375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france parents of young children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74668" calcext:value-type="float">
            <text:p>407466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germany household without child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74670" calcext:value-type="float">
            <text:p>407467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germany parents of young children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5672" calcext:value-type="float">
            <text:p>40756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italy household without children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5676" calcext:value-type="float">
            <text:p>407567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italy parents of young children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1390" calcext:value-type="float">
            <text:p>407139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spain household without children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1397" calcext:value-type="float">
            <text:p>407139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international_eu - spain parents of young children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120095" calcext:value-type="float">
            <text:p>1112009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az direct | az sociodemographics | family type | families with adult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120118" calcext:value-type="float">
            <text:p>1112011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az direct | az sociodemographics | family type | single parents with adult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119874" calcext:value-type="float">
            <text:p>1111987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az direct | az sociodemographics | quality of residential area | household with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119871" calcext:value-type="float">
            <text:p>1111987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az direct | az sociodemographics | quality of residential area | household without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053905" calcext:value-type="float">
            <text:p>1105390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microm data | demographic data | children | houses with average share of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053908" calcext:value-type="float">
            <text:p>1105390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microm data | demographic data | children | houses with high share of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053909" calcext:value-type="float">
            <text:p>1105390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microm data | demographic data | children | houses with low share of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53915" calcext:value-type="float">
            <text:p>1105391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microm data | demographic data | microm life period | families with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054083" calcext:value-type="float">
            <text:p>1105408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microm data | demographic data | microm life period | young families with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53713" calcext:value-type="float">
            <text:p>1105371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schober | demographics | number of children | 1 child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53731" calcext:value-type="float">
            <text:p>1105373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schober | demographics | number of children | 2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53779" calcext:value-type="float">
            <text:p>110537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schober | demographics | number of children | 3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53894" calcext:value-type="float">
            <text:p>1105389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kbm group - germany - schober | demographics | number of children | 4 and more childre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725862" calcext:value-type="float">
            <text:p>2072586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nielsen france - social - jobs &amp; education - education - early childhood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753927" calcext:value-type="float">
            <text:p>675392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demographic &gt; household composition &gt; children in household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753929" calcext:value-type="float">
            <text:p>675392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demographic &gt; household composition &gt; children in household &gt; ye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76935" calcext:value-type="float">
            <text:p>857693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hobbies and interests (affinity) &gt; beauty and style &gt; fashion and accessories &gt; children'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575543" calcext:value-type="float">
            <text:p>857554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hobbies and interests (affinity) &gt; shopping &gt; children's product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573235" calcext:value-type="float">
            <text:p>857323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life stages and events &gt; family and children (kids)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573999" calcext:value-type="float">
            <text:p>857399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life stages and events &gt; family and children (kids) &gt; new and growing familie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73997" calcext:value-type="float">
            <text:p>857399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life stages and events &gt; family and children (kids) &gt; new parent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866677" calcext:value-type="float">
            <text:p>786667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media and entertainment &gt; movies &gt; genres &gt; children and family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75184" calcext:value-type="float">
            <text:p>857518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retail &gt; in-market &gt; children's product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576676" calcext:value-type="float">
            <text:p>857667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(fr) &gt; retail &gt; purchase-based &gt; categories &gt; children's products buyer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64435" calcext:value-type="float">
            <text:p>786443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&gt; demographic &gt; validated demographic &gt; children in household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66391" calcext:value-type="float">
            <text:p>786639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&gt; demographic &gt; validated demographic &gt; children in household &gt; no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66392" calcext:value-type="float">
            <text:p>786639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france &gt; demographic &gt; validated demographic &gt; children in household &gt; yes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848636" calcext:value-type="float">
            <text:p>784863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demographic &gt; household composition &gt; children in househol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850041" calcext:value-type="float">
            <text:p>78500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demographic &gt; household composition &gt; children in household &gt; ye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576952" calcext:value-type="float">
            <text:p>85769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hobbies and interests (affinity) &gt; beauty and style &gt; fashion and accessories &gt; children'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575599" calcext:value-type="float">
            <text:p>857559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hobbies and interests (affinity) &gt; shopping &gt; children's product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73238" calcext:value-type="float">
            <text:p>857323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life stages and events &gt; family and children (kids)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574008" calcext:value-type="float">
            <text:p>857400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life stages and events &gt; family and children (kids) &gt; new and growing familie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74005" calcext:value-type="float">
            <text:p>857400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life stages and events &gt; family and children (kids) &gt; new parent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49548" calcext:value-type="float">
            <text:p>78495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media and entertainment &gt; movies &gt; genres &gt; children and family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76727" calcext:value-type="float">
            <text:p>857672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(de) &gt; retail &gt; purchase-based &gt; categories &gt; children's products buyer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50042" calcext:value-type="float">
            <text:p>785004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&gt; demographic &gt; household composition &gt; children in household &gt; no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64436" calcext:value-type="float">
            <text:p>786443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&gt; demographic &gt; validated demographic &gt; children in househol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66393" calcext:value-type="float">
            <text:p>786639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&gt; demographic &gt; validated demographic &gt; children in household &gt; no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66394" calcext:value-type="float">
            <text:p>786639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germany &gt; demographic &gt; validated demographic &gt; children in household &gt; yes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848639" calcext:value-type="float">
            <text:p>78486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demographic &gt; household composition &gt; children in household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850044" calcext:value-type="float">
            <text:p>785004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demographic &gt; household composition &gt; children in household &gt; ye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76966" calcext:value-type="float">
            <text:p>85769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hobbies and interests (affinity) &gt; beauty and style &gt; fashion and accessories &gt; children'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75663" calcext:value-type="float">
            <text:p>857566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hobbies and interests (affinity) &gt; shopping &gt; children's product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73241" calcext:value-type="float">
            <text:p>85732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life stages and events &gt; family and children (kids)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74015" calcext:value-type="float">
            <text:p>857401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life stages and events &gt; family and children (kids) &gt; new and growing familie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574013" calcext:value-type="float">
            <text:p>857401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life stages and events &gt; family and children (kids) &gt; new parent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849666" calcext:value-type="float">
            <text:p>784966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media and entertainment &gt; movies &gt; genres &gt; children and family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576748" calcext:value-type="float">
            <text:p>8576748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(it) &gt; retail &gt; purchase-based &gt; categories &gt; children's products buyers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50045" calcext:value-type="float">
            <text:p>785004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italy &gt; demographic &gt; household composition &gt; children in household &gt; no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848641" calcext:value-type="float">
            <text:p>784864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demographic &gt; household composition &gt; children in household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850049" calcext:value-type="float">
            <text:p>785004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demographic &gt; household composition &gt; children in household &gt; ye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577007" calcext:value-type="float">
            <text:p>857700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hobbies and interests (affinity) &gt; beauty and style &gt; fashion and accessories &gt; children'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575777" calcext:value-type="float">
            <text:p>8575777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hobbies and interests (affinity) &gt; shopping &gt; children's product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73252" calcext:value-type="float">
            <text:p>857325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life stages and events &gt; family and children (kids)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574034" calcext:value-type="float">
            <text:p>857403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life stages and events &gt; family and children (kids) &gt; new and growing familie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74032" calcext:value-type="float">
            <text:p>857403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life stages and events &gt; family and children (kids) &gt; new parent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849972" calcext:value-type="float">
            <text:p>784997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media and entertainment &gt; movies &gt; genres &gt; children and family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76811" calcext:value-type="float">
            <text:p>8576811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(es) &gt; retail &gt; purchase-based &gt; categories &gt; children's products buyers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50050" calcext:value-type="float">
            <text:p>785005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oracle country-specific audiences &gt; spain &gt; demographic &gt; household composition &gt; children in household &gt; no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8352024" calcext:value-type="float">
            <text:p>1835202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at: classic extended audience - fashion &amp; shopping - interest in children's fashion</text:p>
          </table:table-cell>
          <table:table-cell office:value-type="string" calcext:value-type="string">
            <text:p>['austria']</text:p>
          </table:table-cell>
          <table:table-cell table:number-columns-repeated="1637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8063139" calcext:value-type="float">
            <text:p>180631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de: fashion &amp; shopping - interest in children's fashio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490575" calcext:value-type="float">
            <text:p>2249057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de: performance advertising - fashion &amp; shopping - interest in children's fashio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5509325" calcext:value-type="float">
            <text:p>2550932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de: socio - household - families with children - babies &amp; kids &lt;6 yea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5503653" calcext:value-type="float">
            <text:p>2550365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de: socio - household - families with children - babies &amp; toddlers 1-3 yea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5509264" calcext:value-type="float">
            <text:p>25509264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de: socio - household - families with children - kids &amp; children 6-12 yea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5509239" calcext:value-type="float">
            <text:p>255092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de: socio - household - families with children - kids &amp; teenagers 13-17 years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847596" calcext:value-type="float">
            <text:p>1884759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semasio - fr: classic extended audience - fashion &amp; shopping - interest in children's fashio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1212" calcext:value-type="float">
            <text:p>1081212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xaxisdk_children_potty-training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854880" calcext:value-type="float">
            <text:p>1085488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xaxisdk_hm_children_fashion </text:p>
          </table:table-cell>
          <table:table-cell office:value-type="string" calcext:value-type="string">
            <text:p>['denmark']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71100" calcext:value-type="float">
            <text:p>2471100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xaxisro_ro_redfuse_29withchildren </text:p>
          </table:table-cell>
          <table:table-cell office:value-type="string" calcext:value-type="string">
            <text:p>['romania']</text:p>
          </table:table-cell>
          <table:table-cell table:number-columns-repeated="1637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8981639" calcext:value-type="float">
            <text:p>1898163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zeotap &gt; france &gt; demographics &gt; presence of children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043525" calcext:value-type="float">
            <text:p>15043525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zeotap &gt; germany &gt; purchase intent &gt; <text:s/>style, fashion and beauty &gt; children's fashion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114123" calcext:value-type="float">
            <text:p>18114123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zeotap &gt; spain &gt; purchase intent &gt; fashion &amp; beauty &gt; children's fashion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500586" calcext:value-type="float">
            <text:p>19500586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zeotap &gt; spain &gt; purchase intent &gt; fashion &amp; beauty &gt; children's fashion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22879" calcext:value-type="float">
            <text:p>7922879</text:p>
          </table:table-cell>
          <table:table-cell office:value-type="string" calcext:value-type="string">
            <text:p>child(ren)?</text:p>
          </table:table-cell>
          <table:table-cell office:value-type="string" calcext:value-type="string">
            <text:p>zipline - uk - mastercard europe | seasonal top tier spender | back to school shopper - children's apparel</text:p>
          </table:table-cell>
          <table:table-cell office:value-type="string" calcext:value-type="string">
            <text:p>['europe']</text:p>
          </table:table-cell>
          <table:table-cell table:number-columns-repeated="1637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229129" calcext:value-type="float">
            <text:p>13229129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adsquare data alliance &gt; fr &gt; demographics &gt; marital status &gt; widowed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39026" calcext:value-type="float">
            <text:p>2639026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xperian fr - mosaic - traditional countryside - retirement and widows in the countryside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1019556" calcext:value-type="float">
            <text:p>21019556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yeota - fr experian - mosaic type - m56 retirement and widows in the countryside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1780248" calcext:value-type="float">
            <text:p>21780248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yeota - miq - fr experian - mosaic type - m56 retirement and widows in the countryside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73718" calcext:value-type="float">
            <text:p>4073718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international_eu - france relationship status - widowed </text:p>
          </table:table-cell>
          <table:table-cell office:value-type="string" calcext:value-type="string">
            <text:p>['france']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4635" calcext:value-type="float">
            <text:p>4074635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international_eu - germany relationship status - widowed </text:p>
          </table:table-cell>
          <table:table-cell office:value-type="string" calcext:value-type="string">
            <text:p>['germany']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5637" calcext:value-type="float">
            <text:p>4075637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international_eu - italy relationship status - widowed </text:p>
          </table:table-cell>
          <table:table-cell office:value-type="string" calcext:value-type="string">
            <text:p>['italy']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71295" calcext:value-type="float">
            <text:p>4071295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international_eu - spain relationship status - widowed </text:p>
          </table:table-cell>
          <table:table-cell office:value-type="string" calcext:value-type="string">
            <text:p>['spain']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late_comers.A1:late_comers.E7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Collabora_Office/22.05.13.1$Linux_X86_64 LibreOffice_project/40212ba8bdeb7cebecbbfe697be02fcaa396e698</meta:generator>
    <dc:date>2023-07-20T13:56:35.186973985</dc:date>
    <meta:editing-duration>PT1H17M5S</meta:editing-duration>
    <meta:editing-cycles>12</meta:editing-cycles>
    <meta:document-statistic meta:table-count="1" meta:cell-count="3619" meta:object-count="0"/>
  </office:meta>
</office:document-meta>
</file>